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8"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462896688"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1383897846"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31M2S</meta:editing-duration>
    <meta:editing-cycles>854</meta:editing-cycles>
    <meta:generator>LibreOffice/6.1.6.3$Linux_X86_64 LibreOffice_project/5896ab1714085361c45cf540f76f60673dd96a72</meta:generator>
    <dc:date>2019-06-08T00:33:49.725642167</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EndIf
		tCurs.goRight(1,false)
		vCurs.goToRange(tCurs,false)
	Loop
'	mri vCurs

End sub

Function needHyphen(lastChar, newChar)
	needHyphen = true
	'MsgBox Asc(newChar)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